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2.9.0 -->
  <office:font-face-decls>
    <style:font-face style:name="FreeSans" svg:font-family="FreeSans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text-align="center" fo:line-height="200%"/>
    </style:style>
    <style:style style:name="T1_1" style:family="text"/>
    <style:style style:name="T1_2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line-height="200%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line-height="200%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line-height="200%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line-height="200%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line-height="200%"/>
    </style:style>
    <style:style style:name="T6_1" style:family="text"/>
    <style:style style:name="T6_2" style:family="text"/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100%"/>
    </style:style>
    <style:style style:name="T8_1" style:family="text"/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/>
    </style:style>
    <style:style style:name="P11" style:family="paragraph" style:parent-style-name="Heading_20_1">
      <style:paragraph-properties fo:break-before="page" fo:line-height="200%"/>
    </style:style>
    <style:style style:name="T11_1" style:family="text">
      <style:text-properties fo:language="nl" fo:country="NL"/>
    </style:style>
    <style:style style:name="P12" style:family="paragraph" style:parent-style-name="Bibliography">
      <style:paragraph-properties fo:line-height="200%"/>
    </style:style>
    <style:style style:name="T12_1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2_2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P13" style:family="paragraph" style:parent-style-name="Bibliography">
      <style:paragraph-properties fo:line-height="200%"/>
    </style:style>
    <style:style style:name="T13_1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3_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3_3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3_4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3_5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P14" style:family="paragraph" style:parent-style-name="Bibliography">
      <style:paragraph-properties fo:line-height="200%"/>
    </style:style>
    <style:style style:name="T14_1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4_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4_3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4_4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4_5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P15" style:family="paragraph" style:parent-style-name="Bibliography">
      <style:paragraph-properties fo:line-height="200%"/>
    </style:style>
    <style:style style:name="T15_1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5_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5_3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text>
      <text:p text:style-name="P1"><text:span text:style-name="T1_1"><text:tab/></text:span><text:span text:style-name="T1_2">Why<text:s/>Big<text:s/>Brains<text:s/>Evolved<text:s/>in<text:s/>The<text:s/>Genus<text:s/>Homo</text:span></text:p>
      <text:p text:style-name="P2"><text:span text:style-name="T2_1"><text:tab/>This<text:s/>paper<text:s/>will<text:s/>cover<text:s/></text:span><text:span text:style-name="T2_2">why<text:s/>big<text:s/>brains<text:s/>evolved<text:s/>in<text:s/>the<text:s/>genus<text:s/>homo.<text:s/></text:span><text:span text:style-name="T2_3">The<text:s/>major<text:s/>claim<text:s/>about<text:s/>why<text:s/>hominid<text:s/>brains<text:s/>evolved<text:s/>in<text:s/>class<text:s/>is<text:s/>that<text:s/>it<text:s/>was<text:s/>due<text:s/>to<text:s/>climate<text:s/>change.<text:s/>In<text:s/>some<text:s/>ways,<text:s/>colder<text:s/>climates<text:s/>favored<text:s/>larger<text:s/>brains<text:s/>than<text:s/>warmer<text:s/>climates.<text:s/>When<text:s/>thinking<text:s/>about<text:s/>the<text:s/>present<text:s/>day<text:s/>this<text:s/>makes<text:s/>a<text:s/>lot<text:s/>of<text:s/>sense.<text:s/>The<text:s/>animals<text:s/>that<text:s/>thrive<text:s/>in<text:s/>warmer<text:s/>climates<text:s/>such<text:s/>as<text:s/>rainforests<text:s/>are<text:s/>usually<text:s/>smaller<text:s/>like<text:s/>monkeys,<text:s/>frogs,<text:s/>snakes,<text:s/>and<text:s/>such.<text:s/>Since<text:s/>these<text:s/>animals<text:s/>are<text:s/>small<text:s/>their<text:s/>brains<text:s/>are<text:s/>small.<text:s/>In<text:s/>contrast,<text:s/>there<text:s/>are<text:s/>colder<text:s/>climates<text:s/>where<text:s/>trees<text:s/>aren't<text:s/>growing<text:s/>and<text:s/>where<text:s/>you<text:s/>tend<text:s/>to<text:s/>see<text:s/>bigger<text:s/>animals<text:s/>such<text:s/>as<text:s/>elephants.<text:s/>The<text:s/>size<text:s/>of<text:s/>those<text:s/>animals<text:s/>gives<text:s/>them<text:s/>the<text:s/>capacity<text:s/>to<text:s/>have<text:s/>bigger<text:s/>brains<text:s/>which<text:s/>makes<text:s/>them<text:s/>smarter.</text:span></text:p>
      <text:p text:style-name="P3"><text:span text:style-name="T3_1"><text:tab/>The<text:s/>brains<text:s/>of<text:s/>members<text:s/>of<text:s/>the<text:s/>genus<text:s/>homo<text:s/>evolved<text:s/>rapidly<text:s/>over<text:s/>the<text:s/>past<text:s/>2<text:s/>million<text:s/>years,<text:s/>which<text:s/>has<text:s/>greatly<text:s/>benefited<text:s/>modern<text:s/>humans.<text:s/>The<text:s/>interesting<text:s/>aspect<text:s/>is<text:s/>that<text:s/>the<text:s/>human<text:s/>brain<text:s/>is<text:s/>very<text:s/>costly<text:s/>to<text:s/>evolve<text:s/>so<text:s/>a<text:s/>huge<text:s/>amount<text:s/>of<text:s/>energy<text:s/>was<text:s/>spent<text:s/>on<text:s/>the<text:s/>brain.<text:s/></text:span><text:span text:style-name="T3_2">In<text:s/>class<text:s/>we<text:s/>discussed<text:s/>possible<text:s/>reasons<text:s/>for<text:s/>this,<text:s/>one<text:s/>being<text:s/>climate<text:s/>change.<text:s/>Interestingly,<text:s/>colder<text:s/>climates<text:s/>caused<text:s/>grasslands<text:s/>to<text:s/>expand<text:s/>which<text:s/>favored<text:s/>bigger<text:s/>brains,<text:s/>which<text:s/>is<text:s/>said<text:s/>to<text:s/>be<text:s/>the<text:s/>cause<text:s/>of<text:s/>our<text:s/>split<text:s/>with<text:s/>chimpanzees.<text:s/></text:span><text:span text:style-name="T3_3">A<text:s/>paper<text:s/>about<text:s/>the<text:s/>increase<text:s/>in<text:s/>brain<text:s/>size<text:s/>in<text:s/>hominids<text:s/>also<text:s/>supports<text:s/>this<text:s/>saying<text:s/>that<text:s/>when<text:s/>temperatures<text:s/>fall<text:s/>below<text:s/>a<text:s/>certain<text:s/>level<text:s/>animals<text:s/>start<text:s/>to<text:s/>rapidly<text:s/>adapt<text:s/>because<text:s/>they<text:s/>are<text:s/>outside<text:s/>a<text:s/>neutral<text:s/>temperature<text:s/>(Naya<text:s/>et<text:s/>al.,<text:s/>2016).<text:s/></text:span><text:span text:style-name="T3_4">The<text:s/>reason<text:s/>that<text:s/>this<text:s/>topic<text:s/>is<text:s/>relevant<text:s/>to<text:s/>anthropology<text:s/>is<text:s/>that<text:s/>intelligence<text:s/>is<text:s/>arguably<text:s/>the<text:s/>defining<text:s/>characteristic<text:s/>of<text:s/>humans,<text:s/>and<text:s/>intelligence<text:s/>originates<text:s/>in<text:s/>the<text:s/>brain.<text:s/>So<text:s/>understanding<text:s/>how<text:s/>the<text:s/>human<text:s/>brain<text:s/>came<text:s/>to<text:s/>be<text:s/>is<text:s/>very<text:s/>relevant<text:s/>to<text:s/>anthropology.</text:span></text:p>
      <text:p text:style-name="P4"><text:span text:style-name="T4_1"><text:tab/></text:span><text:span text:style-name="T4_2">The<text:s/>first<text:s/>paper<text:s/>is<text:s/>about<text:s/>how<text:s/>climate<text:s/>change<text:s/>could<text:s/>have<text:s/>caused<text:s/>animals<text:s/>to<text:s/>increase<text:s/>their<text:s/>energy<text:s/>expenditure<text:s/>to<text:s/>keep<text:s/>themselves<text:s/>warm.<text:s/>This<text:s/></text:span><text:span text:style-name="T4_3">would</text:span><text:span text:style-name="T4_4"><text:s/>manifest<text:s/>itself<text:s/>in<text:s/>hominids<text:s/>through<text:s/>the<text:s/>increase<text:s/>in<text:s/>brain<text:s/>size<text:s/>so<text:s/>that<text:s/>they<text:s/>would<text:s/>have<text:s/>more<text:s/>options<text:s/>to<text:s/>keep<text:s/>themselves<text:s/>warm<text:s/>in<text:s/>a<text:s/>hostile<text:s/>climate<text:s/>(Naya<text:s/>et<text:s/>al.,<text:s/>2016)<text:s/></text:span><text:span text:style-name="T4_5">One<text:s/>part<text:s/>of<text:s/>hominid<text:s/>brains<text:s/>that<text:s/>evolved<text:s/>the<text:s/>most<text:s/>is<text:s/>associated<text:s/>with<text:s/>tool-making<text:s/>(</text:span><text:span text:style-name="T4_6">Kwang,<text:s/></text:span><text:span text:style-name="T4_7">2016).<text:s/>Examples<text:s/>of<text:s/>this<text:s/>are<text:s/>fine<text:s/>motor<text:s/>control<text:s/>for<text:s/>precision<text:s/>while<text:s/>making<text:s/>tools.<text:s/></text:span><text:span text:style-name="T4_8">This<text:s/>would<text:s/>support<text:s/>the<text:s/>claim<text:s/>in<text:s/>the<text:s/>first<text:s/>paper<text:s/>that<text:s/>larger<text:s/>brains<text:s/>could<text:s/>keep<text:s/>hominids<text:s/>warmer<text:s/>because<text:s/>this<text:s/>would<text:s/>allow<text:s/>them<text:s/>to<text:s/>create<text:s/>fire.<text:s/></text:span><text:span text:style-name="T4_9">The<text:s/>readings<text:s/>support<text:s/>and<text:s/>expand<text:s/>on<text:s/>everything<text:s/>that<text:s/>we<text:s/>discussed<text:s/>in<text:s/>class,<text:s/>which<text:s/>was<text:s/>that<text:s/>climate<text:s/>change<text:s/>created<text:s/>selection<text:s/>pressure<text:s/>for<text:s/>higher<text:s/>intelligence.</text:span></text:p>
      <text:p text:style-name="P5"><text:span text:style-name="T5_1"><text:tab/></text:span><text:span text:style-name="T5_2">The<text:s/>first<text:s/>piece<text:s/>by<text:s/>vox<text:s/>is<text:s/>a<text:s/>summary<text:s/>of<text:s/>the<text:s/>multiple<text:s/>different<text:s/>answers<text:s/>to<text:s/>why<text:s/>our<text:s/>brains<text:s/>increased<text:s/>in<text:s/>size.<text:s/>There<text:s/>are<text:s/>multiple<text:s/>categories<text:s/>of<text:s/>explanations<text:s/>including<text:s/>environmental,<text:s/>social,<text:s/>and<text:s/>cultural,<text:s/>and<text:s/>environmental<text:s/>factors<text:s/>likely<text:s/>played<text:s/>the<text:s/>biggest<text:s/>role<text:s/>(Resnick,<text:s/>2018).<text:s/></text:span><text:span text:style-name="T5_3">The<text:s/>second<text:s/>piece<text:s/>discusses<text:s/>how<text:s/>comparing<text:s/>non-human<text:s/>primate<text:s/>brains<text:s/>to<text:s/>human<text:s/>brains<text:s/>can<text:s/>help<text:s/>answer<text:s/>why<text:s/>human<text:s/>brains<text:s/>evolved<text:s/>the<text:s/>way<text:s/>they<text:s/>did<text:s/>(How<text:s/>Humans<text:s/>Evolved<text:s/>Bigger<text:s/>Brains,<text:s/>2019).<text:s/></text:span><text:span text:style-name="T5_4">The<text:s/>vox<text:s/>article<text:s/>was<text:s/>very<text:s/>good<text:s/>at<text:s/>summarizing<text:s/>the<text:s/>3<text:s/>factors<text:s/>with<text:s/>their<text:s/>benefits<text:s/>that<text:s/>could<text:s/>increase<text:s/>the<text:s/>size<text:s/>of<text:s/>human<text:s/>brains,<text:s/>making<text:s/>the<text:s/>information<text:s/>very<text:s/>digestible.<text:s/>The<text:s/>other<text:s/>article<text:s/>suggested<text:s/>that<text:s/>larger<text:s/>brains<text:s/>provided<text:s/>fitness<text:s/>advantages,<text:s/>which<text:s/>does<text:s/>not<text:s/>seem<text:s/>true<text:s/>compared<text:s/>to<text:s/>other<text:s/>primates.</text:span></text:p>
      <text:p text:style-name="P6"><text:span text:style-name="T6_1"><text:tab/></text:span><text:span text:style-name="T6_2">One<text:s/>limitation<text:s/>of<text:s/>the<text:s/>articles<text:s/>is<text:s/>that<text:s/>they<text:s/>are<text:s/>attempting<text:s/>to<text:s/>summarize<text:s/>a<text:s/>lot<text:s/>of<text:s/>information<text:s/>into<text:s/>pretty<text:s/>small<text:s/>chunks<text:s/>of<text:s/>digestible<text:s/>information.<text:s/>This<text:s/>means<text:s/>that<text:s/>they<text:s/>can<text:s/>often<text:s/>omit<text:s/>nuance.<text:s/>This<text:s/>happened<text:s/>in<text:s/>the<text:s/>vox<text:s/>article<text:s/>in<text:s/>that<text:s/>while<text:s/>they<text:s/>made<text:s/>the<text:s/>information<text:s/>very<text:s/>digestible,<text:s/>there<text:s/>was<text:s/>a<text:s/>lack<text:s/>of<text:s/>elaboration.<text:s/>There<text:s/>was<text:s/>no<text:s/>discussion<text:s/>about<text:s/>a<text:s/>changing<text:s/>climate,<text:s/>it<text:s/>was<text:s/>only<text:s/>referenced<text:s/>vaguely<text:s/>by<text:s/>the<text:s/>word<text:s/>"environment".</text:span></text:p>
      <text:p text:style-name="P7"/>
      <text:p text:style-name="P8"><text:span text:style-name="T8_1">Search<text:s/>terms:<text:s/>“why<text:s/>big<text:s/>brains<text:s/>evolved<text:s/>in<text:s/>the<text:s/>genus<text:s/>homo”,<text:s text:c="2"/>“why<text:s/>did<text:s/>human<text:s/>brains<text:s/>evolve”</text:span></text:p>
      <text:p text:style-name="P9"/>
      <text:p text:style-name="P10"/>
      <text:h text:style-name="P11" text:outline-level="1"><text:span text:style-name="T11_1">References</text:span></text:h>
      <text:p text:style-name="P12"><text:span text:style-name="T12_1">How<text:s/>humans<text:s/>evolved<text:s/>bigger<text:s/>brains</text:span><text:span text:style-name="T12_2">.<text:s/>(2019,<text:s/>February<text:s/>18).<text:s/>eLife.<text:s/>https://elifesciences.org/digests/41250/how-humans-evolved-bigger-brains</text:span></text:p>
      <text:p text:style-name="P13"><text:span text:style-name="T13_1">Kwang<text:s/>Hyun<text:s/>Ko.<text:s/>(2016).<text:s/>Origins<text:s/>of<text:s/>human<text:s/>intelligence:<text:s/>The<text:s/>chain<text:s/>of<text:s/>tool-making<text:s/>and<text:s/>brain<text:s/>evolution.<text:s/></text:span><text:span text:style-name="T13_2">Anthropological<text:s/>Notebooks</text:span><text:span text:style-name="T13_3">,<text:s/></text:span><text:span text:style-name="T13_4">22</text:span><text:span text:style-name="T13_5">(1).<text:s/>http://notebooks.drustvo-antropologov.si/Notebooks/article/download/147/123</text:span></text:p>
      <text:p text:style-name="P14"><text:span text:style-name="T14_1">Naya,<text:s/>D.<text:s/>E.,<text:s/>Naya,<text:s/>H.,<text:s/>&amp;<text:s/>Lessa,<text:s/>E.<text:s/>P.<text:s/>(2016).<text:s/>Brain<text:s/>size<text:s/>and<text:s/>thermoregulation<text:s/>during<text:s/>the<text:s/>evolution<text:s/>of<text:s/>the<text:s/>genus<text:s/>Homo.<text:s/></text:span><text:span text:style-name="T14_2">Comparative<text:s/>Biochemistry<text:s/>and<text:s/>Physiology<text:s/>Part<text:s/>A:<text:s/>Molecular<text:s/>&amp;Amp;<text:s/>Integrative<text:s/>Physiology</text:span><text:span text:style-name="T14_3">,<text:s/></text:span><text:span text:style-name="T14_4">191</text:span><text:span text:style-name="T14_5">,<text:s/>66–73.<text:s/>https://doi.org/10.1016/j.cbpa.2015.09.017</text:span></text:p>
      <text:p text:style-name="P15"><text:span text:style-name="T15_1">Resnick,<text:s/>B.<text:s/>(2018,<text:s/>May<text:s/>23).<text:s/></text:span><text:span text:style-name="T15_2">Why<text:s/>do<text:s/>humans<text:s/>have<text:s/>such<text:s/>huge<text:s/>brains?<text:s/>Scientists<text:s/>have<text:s/>a<text:s/>few<text:s/>hypotheses.</text:span><text:span text:style-name="T15_3"><text:s/>Vox.<text:s/>https://www.vox.com/science-and-health/2018/5/23/17377200/human-brain-size-evolution-natur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FreeSans" svg:font-family="FreeSans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erif CJK SC" style:font-size-asian="12pt" style:font-name-complex="FreeSans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_20_1" style:display-name="Heading 1" style:family="paragraph" style:parent-style-name="Standard" style:default-outline-level="1">
      <style:paragraph-properties fo:text-align="center" fo:text-indent="0cm" fo:margin-left="0cm" fo:margin-right="0cm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FreeSans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FreeSans" style:font-size-complex="12pt"/>
    </style:style>
    <style:style style:name="Index" style:family="paragraph" style:parent-style-name="Standard">
      <style:text-properties style:font-name-complex="FreeSans" fo:language="zxx" fo:language-asian="zxx" fo:language-complex="zxx" fo:country="none" fo:country-asian="none" fo:country-complex="none"/>
    </style:style>
    <style:style style:name="Header_20_and_20_Footer" style:display-name="Header and Footer" style:family="paragraph" style:parent-style-name="Standard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style:style style:name="Header" style:family="paragraph" style:parent-style-name="Header_20_and_20_Footer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</style:style>
    <style:style style:name="Bibliography" style:family="paragraph" style:parent-style-name="Standard">
      <style:paragraph-properties fo:text-indent="-1.27cm" fo:margin-left="1.27cm" fo:margin-right="0cm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2cm" fo:padding-right="0cm" fo:margin-right="2cm"/>
      <style:header-style>
        <style:header-footer-properties fo:min-height="0cm" style:dynamic-spacing="true"/>
      </style:header-style>
    </style:page-layout>
    <style:style style:name="P1" style:family="paragraph" style:parent-style-name="Header" style:master-page-name="Standard"/>
    <style:style style:name="T1_1" style:family="text"/>
    <style:style style:name="P2" style:family="paragraph" style:parent-style-name="Header"/>
    <style:style style:name="T2_1" style:family="text"/>
    <style:style style:name="P3" style:family="paragraph" style:parent-style-name="Header"/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Aidan<text:s/>Hopper</text:span></text:p>
        <text:p text:style-name="P2"><text:span text:style-name="T2_1">11/09/22</text:span></text:p>
        <text:p text:style-name="P3"><text:span text:style-name="T3_1">Final<text:s/>Pap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2.9.0</meta:generator>
    <dc:title/>
    <meta:initial-creator/>
    <meta:creation-date>2022-11-09T15:32:04</meta:creation-date>
    <dc:creator/>
    <dc:date>2022-11-09T17:43:58</dc:date>
    <meta:editing-cycles>17</meta:editing-cycles>
    <meta:editing-duration>PT1H8M</meta:editing-duration>
    <meta:document-statistic meta:page-count="3" meta:paragraph-count="15" meta:row-count="0" meta:word-count="713" meta:character-count="4604" meta:non-whitespace-character-count="3899"/>
  </office:meta>
</office:document-meta>
</file>